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InputStream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InputStreamSource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meMessageInputStreamSource.MimeMessageInputStreamSource( String key , InputStream i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imeMessageInputStreamSource.getMess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InputStreamSource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